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iberation Sans" svg:font-family="'Liberation Sans'"/>
    <style:font-face style:name="OpenSymbol" svg:font-family="OpenSymbol"/>
    <style:font-face style:name="Courier 10 Pitch" svg:font-family="'Courier 10 Pitch'" style:font-pitch="fixed"/>
    <style:font-face style:name="DejaVu LGC Sans Mono" svg:font-family="'DejaVu LGC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Liberation Sans1"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1"/>
    </style:style>
    <style:style style:name="P2" style:family="paragraph" style:parent-style-name="Standard">
      <style:paragraph-properties fo:text-align="center" style:justify-single-word="false"/>
      <style:text-properties style:font-name="Liberation Serif1"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paragraph-properties fo:text-align="justify" style:justify-single-word="false"/>
      <style:text-properties style:font-name="Courier 10 Pitch"/>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fo:font-size="10pt" style:font-size-asian="10pt" style:font-size-complex="10pt"/>
    </style:style>
    <style:style style:name="P7" style:family="paragraph" style:parent-style-name="Preformatted_20_Text">
      <style:paragraph-properties fo:margin-top="0in" fo:margin-bottom="0.1965in"/>
    </style:style>
    <style:style style:name="P8" style:family="paragraph" style:parent-style-name="Standard">
      <style:paragraph-properties fo:margin-left="0in" fo:margin-right="0in" fo:text-align="justify" style:justify-single-word="false" fo:text-indent="0in" style:auto-text-indent="false"/>
      <style:text-properties style:font-name="Liberation Serif1"/>
    </style:style>
    <style:style style:name="P9" style:family="paragraph" style:parent-style-name="Standard">
      <style:paragraph-properties fo:text-align="center" style:justify-single-word="false" fo:break-before="pag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Standard" style:list-style-name="L1">
      <style:paragraph-properties fo:text-align="center" style:justify-single-word="false"/>
      <style:text-properties style:font-name="Liberation Serif1" fo:font-size="20pt" fo:font-weight="bold" style:font-size-asian="20pt" style:font-weight-asian="bold" style:font-size-complex="20pt" style:font-weight-complex="bold"/>
    </style:style>
    <style:style style:name="P11" style:family="paragraph" style:parent-style-name="Standard" style:list-style-name="L1">
      <style:paragraph-properties fo:text-align="center" style:justify-single-word="fals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12" style:family="paragraph" style:parent-style-name="Standard" style:list-style-name="L1">
      <style:paragraph-properties fo:text-align="justify" style:justify-single-word="false"/>
      <style:text-properties style:font-name="Liberation Serif1" fo:font-weight="bold" style:font-weight-asian="bold" style:font-weight-complex="bold"/>
    </style:style>
    <style:style style:name="P13" style:family="paragraph" style:parent-style-name="Standard" style:list-style-name="L1">
      <style:paragraph-properties fo:text-align="justify" style:justify-single-word="false"/>
      <style:text-properties style:font-name="Liberation Serif1" fo:font-weight="normal" style:font-weight-asian="normal" style:font-weight-complex="normal"/>
    </style:style>
    <style:style style:name="P14" style:family="paragraph" style:parent-style-name="Standard" style:list-style-name="L1">
      <style:paragraph-properties fo:text-align="justify" style:justify-single-word="false"/>
      <style:text-properties style:font-name="Liberation Serif1"/>
    </style:style>
    <style:style style:name="P15" style:family="paragraph" style:parent-style-name="Standard" style:list-style-name="L2">
      <style:paragraph-properties fo:text-align="justify" style:justify-single-word="false"/>
      <style:text-properties style:font-name="Liberation Serif1"/>
    </style:style>
    <style:style style:name="P16" style:family="paragraph" style:parent-style-name="Standard" style:list-style-name="L3">
      <style:paragraph-properties fo:text-align="justify" style:justify-single-word="false"/>
      <style:text-properties style:font-name="Liberation Serif1"/>
    </style:style>
    <style:style style:name="P17" style:family="paragraph" style:parent-style-name="Standard" style:list-style-name="L4">
      <style:paragraph-properties fo:text-align="justify" style:justify-single-word="false"/>
      <style:text-properties style:font-name="Liberation Serif1"/>
    </style:style>
    <style:style style:name="P18" style:family="paragraph" style:parent-style-name="Standard" style:list-style-name="L5">
      <style:paragraph-properties fo:text-align="justify" style:justify-single-word="false"/>
      <style:text-properties style:font-name="Liberation Serif1"/>
    </style:style>
    <style:style style:name="P19" style:family="paragraph" style:parent-style-name="Standard" style:list-style-name="L6">
      <style:paragraph-properties fo:text-align="justify" style:justify-single-word="false"/>
      <style:text-properties style:font-name="Liberation Serif1"/>
    </style:style>
    <style:style style:name="P20" style:family="paragraph" style:parent-style-name="Standard" style:list-style-name="L7">
      <style:paragraph-properties fo:text-align="justify" style:justify-single-word="false"/>
      <style:text-properties style:font-name="Liberation Serif1"/>
    </style:style>
    <style:style style:name="P21" style:family="paragraph" style:parent-style-name="Standard" style:list-style-name="L9">
      <style:paragraph-properties fo:text-align="justify" style:justify-single-word="false"/>
      <style:text-properties style:font-name="Liberation Serif1"/>
    </style:style>
    <style:style style:name="P22" style:family="paragraph" style:parent-style-name="Standard" style:list-style-name="L10">
      <style:paragraph-properties fo:text-align="justify" style:justify-single-word="false"/>
      <style:text-properties style:font-name="Liberation Serif1"/>
    </style:style>
    <style:style style:name="P23" style:family="paragraph" style:parent-style-name="Standard" style:list-style-name="L11">
      <style:paragraph-properties fo:text-align="justify" style:justify-single-word="false"/>
      <style:text-properties style:font-name="Liberation Serif1"/>
    </style:style>
    <style:style style:name="P24" style:family="paragraph" style:parent-style-name="Standard" style:list-style-name="L1">
      <style:paragraph-properties fo:text-align="justify" style:justify-single-word="false"/>
      <style:text-properties style:font-name="Liberation Serif1" fo:font-size="12pt" style:font-size-asian="12pt" style:font-size-complex="12pt"/>
    </style:style>
    <style:style style:name="P25" style:family="paragraph" style:parent-style-name="Standard" style:list-style-name="L1">
      <style:paragraph-properties fo:text-align="justify" style:justify-single-word="false"/>
      <style:text-properties style:font-name="Liberation Serif1" fo:font-size="12pt" fo:font-weight="normal" style:font-size-asian="12pt" style:font-weight-asian="normal" style:font-size-complex="12pt" style:font-weight-complex="normal"/>
    </style:style>
    <style:style style:name="P26" style:family="paragraph" style:parent-style-name="Standard" style:list-style-name="L1">
      <style:paragraph-properties fo:text-align="justify" style:justify-single-word="false"/>
      <style:text-properties style:font-name="Liberation Serif1" fo:background-color="transparent"/>
    </style:style>
    <style:style style:name="P27" style:family="paragraph" style:parent-style-name="Standard" style:list-style-name="L13">
      <style:paragraph-properties fo:text-align="justify" style:justify-single-word="false"/>
      <style:text-properties style:font-name="Liberation Serif1" fo:background-color="transparent"/>
    </style:style>
    <style:style style:name="P28" style:family="paragraph" style:parent-style-name="Standard" style:list-style-name="L1">
      <style:paragraph-properties fo:text-align="justify" style:justify-single-word="false"/>
      <style:text-properties style:font-name="Liberation Serif1" fo:background-color="#ff0000"/>
    </style:style>
    <style:style style:name="P29" style:family="paragraph" style:parent-style-name="Standard" style:list-style-name="L1">
      <style:paragraph-properties fo:text-align="justify" style:justify-single-word="false"/>
    </style:style>
    <style:style style:name="P30" style:family="paragraph" style:parent-style-name="Standard" style:list-style-name="L1">
      <style:paragraph-properties fo:text-align="justify" style:justify-single-word="false"/>
      <style:text-properties fo:color="#000000" style:font-name="Liberation Serif1" fo:font-size="12pt" style:text-underline-style="none" fo:font-weight="normal" fo:background-color="transparent" style:font-size-asian="12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fo:color="#000000" style:font-name="Liberation Serif1" fo:font-size="12pt" style:text-underline-style="none" fo:font-weight="normal" fo:background-color="#ff0000" style:font-size-asian="12pt" style:font-weight-asian="normal" style:font-size-complex="12pt" style:font-weight-complex="normal"/>
    </style:style>
    <style:style style:name="P32" style:family="paragraph" style:parent-style-name="Standard" style:list-style-name="L1">
      <style:paragraph-properties fo:text-align="justify" style:justify-single-word="false"/>
      <style:text-properties fo:color="#000000" style:font-name="Courier 10 Pitch" fo:font-size="12pt" style:text-underline-style="none" fo:background-color="transparent" style:font-size-asian="12pt" style:font-size-complex="12pt"/>
    </style:style>
    <style:style style:name="P33" style:family="paragraph" style:parent-style-name="Standard" style:list-style-name="L1">
      <style:paragraph-properties fo:text-align="justify" style:justify-single-word="false"/>
      <style:text-properties style:font-name="Courier 10 Pitch"/>
    </style:style>
    <style:style style:name="P34" style:family="paragraph" style:parent-style-name="Standard" style:list-style-name="L8">
      <style:paragraph-properties fo:text-align="justify" style:justify-single-word="false"/>
      <style:text-properties style:font-name="Courier 10 Pitch"/>
    </style:style>
    <style:style style:name="P35" style:family="paragraph" style:parent-style-name="Standard" style:list-style-name="L12">
      <style:paragraph-properties fo:text-align="justify" style:justify-single-word="false"/>
      <style:text-properties style:font-name="Courier 10 Pitch"/>
    </style:style>
    <style:style style:name="P36" style:family="paragraph" style:parent-style-name="Standard" style:list-style-name="L1">
      <style:paragraph-properties fo:text-align="justify" style:justify-single-word="false"/>
      <style:text-properties style:font-name="Courier 10 Pitch" fo:background-color="transparent"/>
    </style:style>
    <style:style style:name="P37" style:family="paragraph" style:parent-style-name="Heading_20_1">
      <style:paragraph-properties fo:margin-left="0in" fo:margin-right="0in" fo:text-indent="0in" style:auto-text-indent="false"/>
      <style:text-properties style:font-name="Liberation Serif1" fo:font-size="12pt" style:font-size-asian="12pt" style:font-size-complex="12pt"/>
    </style:style>
    <style:style style:name="P38" style:family="paragraph" style:parent-style-name="Heading_20_1">
      <style:paragraph-properties fo:margin-left="0in" fo:margin-right="0in" fo:text-align="justify" style:justify-single-word="false" fo:text-indent="0in" style:auto-text-indent="false"/>
      <style:text-properties style:font-name="Liberation Serif1" fo:font-size="12pt" style:font-size-asian="12pt" style:font-size-complex="12pt"/>
    </style:style>
    <style:style style:name="P39" style:family="paragraph" style:parent-style-name="Heading_20_1">
      <style:paragraph-properties fo:margin-left="0in" fo:margin-right="0in" fo:margin-top="0.1665in" fo:margin-bottom="0.0835in" fo:text-align="justify" style:justify-single-word="false" fo:text-indent="0in" style:auto-text-indent="false" fo:keep-with-next="always"/>
      <style:text-properties style:font-name="Liberation Serif1" fo:font-size="12pt" fo:font-weight="bold" style:font-name-asian="DejaVu LGC Sans" style:font-size-asian="12pt" style:font-weight-asian="bold" style:font-name-complex="DejaVu LGC Sans" style:font-size-complex="12pt" style:font-weight-complex="bold"/>
    </style:style>
    <style:style style:name="P40" style:family="paragraph" style:parent-style-name="Heading_20_2">
      <style:text-properties style:font-name="Liberation Serif1" fo:font-style="normal" fo:font-weight="normal" style:font-style-asian="normal" style:font-weight-asian="normal" style:font-style-complex="normal" style:font-weight-complex="normal"/>
    </style:style>
    <style:style style:name="P41" style:family="paragraph" style:parent-style-name="Heading_20_2">
      <style:paragraph-properties fo:margin-left="0.4925in" fo:margin-right="0in" fo:text-indent="0in" style:auto-text-indent="false"/>
      <style:text-properties style:font-name="Liberation Serif1" fo:font-size="12pt" style:font-size-asian="12pt" style:font-size-complex="12pt"/>
    </style:style>
    <style:style style:name="P42" style:family="paragraph" style:parent-style-name="Heading_20_2">
      <style:paragraph-properties fo:margin-left="0.4925in" fo:margin-right="0in" fo:text-indent="0in" style:auto-text-indent="false"/>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color="#000000" style:font-name="Liberation Serif1" fo:font-size="12pt" style:text-underline-style="none" fo:font-weight="normal" fo:background-color="transparent" style:font-size-asian="12pt" style:font-weight-asian="normal" style:font-size-complex="12pt" style:font-weight-complex="normal"/>
    </style:style>
    <style:style style:name="T2" style:family="text">
      <style:text-properties fo:color="#000000" style:font-name="Liberation Serif1" fo:font-size="12pt" style:text-underline-style="none" fo:font-weight="bold" fo:background-color="transparent" style:font-size-asian="12pt" style:font-weight-asian="bold" style:font-size-complex="12pt" style:font-weight-complex="bold"/>
    </style:style>
    <style:style style:name="T3" style:family="text">
      <style:text-properties fo:color="#000000" style:font-name="Liberation Serif1" fo:font-size="12pt" style:text-underline-style="none" fo:font-weight="bold" fo:background-color="transparent" style:font-size-asian="12pt" style:font-weight-asian="normal" style:font-size-complex="12pt" style:font-weight-complex="normal"/>
    </style:style>
    <style:style style:name="T4" style:family="text">
      <style:text-properties fo:color="#000000" style:font-name="Liberation Serif1" fo:font-size="12pt" fo:font-style="italic" style:text-underline-style="solid" style:text-underline-width="auto" style:text-underline-color="font-color" fo:font-weight="normal" fo:background-color="transparent" style:font-size-asian="12pt" style:font-style-asian="italic" style:font-weight-asian="normal" style:font-size-complex="12pt" style:font-style-complex="italic" style:font-weight-complex="normal"/>
    </style:style>
    <style:style style:name="T5" style:family="text">
      <style:text-properties fo:color="#000000" style:font-name="Courier 10 Pitch" fo:font-size="12pt" style:text-underline-style="none" fo:font-weight="normal" fo:background-color="transparent" style:font-size-asian="12pt" style:font-weight-asian="normal" style:font-size-complex="12pt" style:font-weight-complex="normal"/>
    </style:style>
    <style:style style:name="T6" style:family="text">
      <style:text-properties style:font-name="Liberation Serif1"/>
    </style:style>
    <style:style style:name="T7" style:family="text">
      <style:text-properties style:font-name="Liberation Serif1" fo:font-size="12pt" style:font-size-asian="12pt" style:font-size-complex="12pt"/>
    </style:style>
    <style:style style:name="T8" style:family="text">
      <style:text-properties style:font-name="Liberation Serif1" fo:font-size="12pt" fo:font-weight="normal" style:font-size-asian="12pt" style:font-weight-asian="normal" style:font-size-complex="12pt" style:font-weight-complex="normal"/>
    </style:style>
    <style:style style:name="T9" style:family="text">
      <style:text-properties style:font-name="Liberation Serif1" fo:font-size="12pt" fo:font-weight="normal" style:font-size-asian="12pt" style:font-weight-asian="normal" style:font-size-complex="12pt" style:language-complex="he" style:country-complex="IL" style:font-weight-complex="normal"/>
    </style:style>
    <style:style style:name="T10" style:family="text">
      <style:text-properties style:font-name="Liberation Serif1" fo:font-size="12pt" fo:font-weight="bold" style:font-size-asian="12pt" style:font-weight-asian="bold" style:font-size-complex="12pt" style:font-weight-complex="bold"/>
    </style:style>
    <style:style style:name="T11" style:family="text">
      <style:text-properties style:font-name="Liberation Serif1" fo:font-size="12pt" fo:font-style="normal" style:font-size-asian="12pt" style:font-style-asian="normal" style:font-size-complex="12pt" style:font-style-complex="normal"/>
    </style:style>
    <style:style style:name="T12" style:family="text">
      <style:text-properties style:font-name="Liberation Serif1" fo:font-weight="normal" style:font-weight-asian="normal" style:font-weight-complex="normal"/>
    </style:style>
    <style:style style:name="T13" style:family="text">
      <style:text-properties style:language-complex="he" style:country-complex="IL"/>
    </style:style>
    <style:style style:name="T14" style:family="text">
      <style:text-properties fo:font-weight="bold" style:font-weight-asian="bold" style:font-weight-complex="bold"/>
    </style:style>
    <style:style style:name="T15" style:family="text">
      <style:text-properties style:font-name="Courier 10 Pitch"/>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size="10pt" style:font-size-asian="10pt" style:font-size-complex="10pt"/>
    </style:style>
    <style:style style:name="T19" style:family="text">
      <style:text-properties fo:font-size="12pt" style:font-size-asian="12pt" style:font-size-complex="12pt"/>
    </style:style>
    <style:style style:name="T20" style:family="text">
      <style:text-properties fo:background-color="transparen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list xml:id="list1681899974" text:style-name="L1">
        <text:list-header>
          <text:p text:style-name="P10">Spice project coding style and coding conventions</text:p>
          <text:p text:style-name="P11">Draft 2</text:p>
        </text:list-header>
      </text:list>
      <text:p text:style-name="Standard"/>
      <text:p text:style-name="Standard"/>
      <text:p text:style-name="Standard"/>
      <text:p text:style-name="P5"><text:s/><text:span text:style-name="T18"><text:s/>Copyright © 2009 Red Hat, Inc.</text:span></text:p>
      <text:p text:style-name="P6"><text:s text:c="2"/>Licensed under a Creative Commons Attribution-Share Alike 3.0</text:p>
      <text:p text:style-name="P6"><text:s text:c="2"/>United States License (see</text:p>
      <text:p text:style-name="P5"><text:span text:style-name="T18"><text:s text:c="2"/></text:span><text:a xlink:type="simple" xlink:href="http://creativecommons.org/licenses/by-sa/3.0/us/legalcode"><text:span text:style-name="T18">http://creativecommons.org/licenses/by-sa/3.0/us/legalcode</text:span></text:a><text:span text:style-name="T18">).</text:span></text:p>
      <text:p text:style-name="P7"><text:s/></text:p>
      <text:p text:style-name="P3"/>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text:s/>1.C and C++ style<text:tab/>3</text:p>
          <text:p text:style-name="P44"><text:s/>2.Source Files<text:tab/>3</text:p>
          <text:p text:style-name="P43"><text:s/>2.1.Names<text:tab/>3</text:p>
          <text:p text:style-name="P43"><text:s/>2.2.Line width<text:tab/>3</text:p>
          <text:p text:style-name="P43"><text:s/>2.3.Tabs<text:tab/>3</text:p>
          <text:p text:style-name="P43"><text:s/>2.4.White spaces<text:tab/>3</text:p>
          <text:p text:style-name="P43"><text:s/>2.5.New Line<text:tab/>3</text:p>
          <text:p text:style-name="P44"><text:s/>3.Comparing<text:tab/>3</text:p>
          <text:p text:style-name="P44"><text:s/>4.TRUE, FALSE and NULL<text:tab/>3</text:p>
          <text:p text:style-name="P44"><text:s/>5.Static storage initialization<text:tab/>4</text:p>
          <text:p text:style-name="P44"><text:s/>6.Fixme and todo<text:tab/>4</text:p>
          <text:p text:style-name="P44"><text:s/>7.ASSERT<text:tab/>4</text:p>
          <text:p text:style-name="P44"><text:s/>8.sizeof <text:tab/>4</text:p>
          <text:p text:style-name="P44"><text:s/>9.const<text:tab/>4</text:p>
          <text:p text:style-name="P44"><text:s/>10.goto<text:tab/>4</text:p>
          <text:p text:style-name="P44"><text:s/>11.Defining Constant values<text:tab/>4</text:p>
          <text:p text:style-name="P44"><text:s/>12.void argument<text:tab/>5</text:p>
          <text:p text:style-name="P44"><text:s/>13.Short functions<text:tab/>5</text:p>
          <text:p text:style-name="P44"><text:s/>14.Return on if<text:tab/>5</text:p>
          <text:p text:style-name="P44"><text:s/>15.Names<text:tab/>5</text:p>
          <text:p text:style-name="P44"><text:s/>16.Optimization<text:tab/>6</text:p>
          <text:p text:style-name="P44"><text:s/>17.Spacing<text:tab/>6</text:p>
          <text:p text:style-name="P44"><text:s/>18.Function Indentation<text:tab/>6</text:p>
          <text:p text:style-name="P44"><text:s/>19.Branching indentation<text:tab/>7</text:p>
          <text:p text:style-name="P44"><text:s/>20.Types indentation <text:tab/>8</text:p>
          <text:p text:style-name="P44"><text:s/>21.Vertical indentation<text:tab/>8</text:p>
          <text:p text:style-name="P44"><text:s/>22.Multi line macro indentation<text:tab/>9</text:p>
          <text:p text:style-name="P44"><text:s/>23.Multi line array indentation<text:tab/>9</text:p>
          <text:p text:style-name="P44"><text:s/>24.C++<text:tab/>9</text:p>
          <text:p text:style-name="P43"><text:s/>24.1.One super<text:tab/>9</text:p>
          <text:p text:style-name="P43"><text:s/>24.2.Data members<text:tab/>9</text:p>
          <text:p text:style-name="P43"><text:s/>24.3.Object reference<text:tab/>9</text:p>
          <text:p text:style-name="P43"><text:s/>24.4.Templates<text:tab/>9</text:p>
          <text:p text:style-name="P43"><text:s/>24.5. '*' and '&amp;'<text:tab/>10</text:p>
          <text:p text:style-name="P43"><text:s/>24.6.Class indentation<text:tab/>10</text:p>
          <text:p text:style-name="P43"><text:s/>24.7.Constructor indentation<text:tab/>11</text:p>
          <text:p text:style-name="P43"><text:s/>24.8.bool<text:tab/>11</text:p>
          <text:p text:style-name="P43"><text:s/>24.9.Operator overloading<text:tab/>11</text:p>
          <text:p text:style-name="P43"><text:s/>24.10.AutoRef and AutoPtr<text:tab/>11</text:p>
          <text:p text:style-name="P44"><text:s/>25.Spice client<text:tab/>11</text:p>
          <text:p text:style-name="P43"><text:s/>25.1.#ifdef PLATFORM<text:tab/>11</text:p>
          <text:p text:style-name="P43"><text:s/>25.2.Use standard macros<text:tab/>11</text:p>
        </text:index-body>
      </text:table-of-content>
      <text:p text:style-name="P8"/>
      <text:h text:style-name="P37" text:outline-level="1"><text:soft-page-break/>C and C++ style</text:h>
      <text:list xml:id="list218306444" text:continue-numbering="true" text:style-name="L1">
        <text:list-header>
          <text:p text:style-name="P12"/>
          <text:p text:style-name="P13">All of the following are applicable for both c and c++, except for section 25 which is c++ <text:s/>extension.</text:p>
          <text:p text:style-name="P13"/>
        </text:list-header>
      </text:list>
      <text:h text:style-name="P37" text:outline-level="1">Source Files</text:h>
      <text:list xml:id="list1963444912" text:continue-numbering="true" text:style-name="L1">
        <text:list-header>
          <text:p text:style-name="P12"/>
        </text:list-header>
      </text:list>
      <text:h text:style-name="P41" text:outline-level="2">Names</text:h>
      <text:list xml:id="list1843678726" text:continue-numbering="true" text:style-name="L1">
        <text:list-item>
          <text:list>
            <text:list-header>
              <text:p text:style-name="P14">Use lower case and separate words using underscore (e.g., file_name.c, header.h).</text:p>
              <text:p text:style-name="P14"/>
              <text:p text:style-name="P29"><text:span text:style-name="T7">Use cpp file extension for c++ source file</text:span><text:span text:style-name="T7">s</text:span><text:span text:style-name="T7"> and hpp extension for c++ </text:span><text:span text:style-name="Emphasis"><text:span text:style-name="T11">template</text:span></text:span><text:span text:style-name="T7"> file</text:span><text:span text:style-name="T7">s</text:span><text:span text:style-name="T7">. Use standard file extension for c source and header</text:span><text:span text:style-name="T7"> </text:span><text:span text:style-name="T7">files.</text:span></text:p>
            </text:list-header>
          </text:list>
        </text:list-item>
      </text:list>
      <text:h text:style-name="P42" text:outline-level="2">Line width</text:h>
      <text:list xml:id="list1275838789" text:continue-numbering="true" text:style-name="L1">
        <text:list-item>
          <text:list>
            <text:list-header>
              <text:p text:style-name="P14">No more then 100 character on a single line</text:p>
            </text:list-header>
          </text:list>
        </text:list-item>
      </text:list>
      <text:h text:style-name="P42" text:outline-level="2">Tabs</text:h>
      <text:list xml:id="list1594628016" text:continue-numbering="true" text:style-name="L1">
        <text:list-item>
          <text:list>
            <text:list-header>
              <text:p text:style-name="P24">Tabs are not allowed, use 4 spaces instead</text:p>
            </text:list-header>
          </text:list>
        </text:list-item>
      </text:list>
      <text:h text:style-name="P42" text:outline-level="2">White spaces</text:h>
      <text:list xml:id="list2064006390" text:continue-numbering="true" text:style-name="L1">
        <text:list-item>
          <text:list>
            <text:list-header>
              <text:p text:style-name="P14"><text:span text:style-name="T19">T</text:span>railing white spaces are not allowed</text:p>
            </text:list-header>
          </text:list>
        </text:list-item>
      </text:list>
      <text:h text:style-name="P42" text:outline-level="2">New Line</text:h>
      <text:list xml:id="list56502862" text:continue-numbering="true" text:style-name="L1">
        <text:list-item>
          <text:list>
            <text:list-header>
              <text:p text:style-name="P14"/>
              <text:p text:style-name="P24">Use Unix style line ending (<text:span text:style-name="T17">i.e.</text:span>, LF)</text:p>
              <text:p text:style-name="P14"/>
              <text:p text:style-name="P24">New line (<text:span text:style-name="T17">i.e.</text:span>, EOL) must be the last char in the file</text:p>
            </text:list-header>
          </text:list>
        </text:list-item>
      </text:list>
      <text:p text:style-name="P1"/>
      <text:h text:style-name="P38" text:outline-level="1">Comparing</text:h>
      <text:list xml:id="list824379378" text:continue-numbering="true" text:style-name="L1">
        <text:list-header>
          <text:p text:style-name="P14"/>
          <text:p text:style-name="P14">Use <text:s/>right-hand comparison style.</text:p>
          <text:p text:style-name="P14"/>
          <text:p text:style-name="P14">Examples: </text:p>
          <text:list text:continue-numbering="true">
            <text:list-header>
              <text:p text:style-name="P14">use <text:span text:style-name="T15">(var == 7)</text:span> instead of <text:s/><text:span text:style-name="T15">(7 == var)</text:span> </text:p>
              <text:p text:style-name="P14">use <text:span text:style-name="T15">(function(var) &gt; 7) </text:span><text:s/>instead of <text:span text:style-name="T15">(7 &lt; function(var))</text:span></text:p>
            </text:list-header>
          </text:list>
        </text:list-header>
      </text:list>
      <text:p text:style-name="P1"/>
      <text:h text:style-name="P39" text:outline-level="1">TRUE, FALSE and NULL</text:h>
      <text:list xml:id="list76273546" text:continue-numbering="true" text:style-name="L1">
        <text:list-header>
          <text:p text:style-name="P14"/>
          <text:p text:style-name="P14">Use TRUE FALSE and NULL instead of 1 and 0 in order to improve code readability. TRUE FALSE is not relevant for c++, in c++ use the built-in bool type.</text:p>
        </text:list-header>
      </text:list>
      <text:p text:style-name="P1"/>
      <text:h text:style-name="Heading_20_1" text:outline-level="1"><text:soft-page-break/>Static storage initialization</text:h>
      <text:list xml:id="list1259904466" text:continue-numbering="true" text:style-name="L1">
        <text:list-header>
          <text:p text:style-name="P14"/>
          <text:p text:style-name="P14">To improve code readability, explicitly initialize variables that depend on default initialization with zero/null.</text:p>
          <text:p text:style-name="P14"/>
        </text:list-header>
      </text:list>
      <text:h text:style-name="Heading_20_1" text:outline-level="1">Fixme and todo</text:h>
      <text:list xml:id="list450694904" text:continue-numbering="true" text:style-name="L1">
        <text:list-header>
          <text:p text:style-name="P14"/>
          <text:p text:style-name="P14">Comments that are prefixed with “fixme” describe a bug that need to be fixed. Generally, it is not allowed to commit new code having “fixme” comment. Committing <text:s/>“fixme” is allowed only for existing bugs. Comments that are prefixed with “todo” describe further features, optimization or code improvements, and they are allowed to be committed along with the relevant code.</text:p>
          <text:p text:style-name="P14"/>
        </text:list-header>
      </text:list>
      <text:h text:style-name="Heading_20_1" text:outline-level="1">ASSERT</text:h>
      <text:list xml:id="list1739469364" text:continue-numbering="true" text:style-name="L1">
        <text:list-header>
          <text:p text:style-name="P12"/>
          <text:p text:style-name="P14">Use it freely. ASSERT helps testing function arguments and function results validity. <text:s/>ASSERT helps detecting bugs and improve code readability and stability. <text:s/></text:p>
          <text:p text:style-name="P14"/>
        </text:list-header>
      </text:list>
      <text:h text:style-name="Heading_20_1" text:outline-level="1"><text:a xlink:type="simple" xlink:href="" text:style-name="Internet_20_link"><text:span text:style-name="T2">sizeof</text:span></text:a><text:a xlink:type="simple" xlink:href="" text:style-name="Internet_20_link"><text:span text:style-name="T1"> </text:span></text:a></text:h>
      <text:list xml:id="list1411259494" text:continue-numbering="true" text:style-name="L1">
        <text:list-header>
          <text:p text:style-name="P29"><text:a xlink:type="simple" xlink:href="" text:style-name="Internet_20_link"><text:span text:style-name="T1"/></text:a></text:p>
          <text:p text:style-name="P29"><text:a xlink:type="simple" xlink:href="" text:style-name="Internet_20_link"><text:span text:style-name="T1">Apply function style to sizeof (</text:span></text:a><text:a xlink:type="simple" xlink:href="" text:style-name="Internet_20_link"><text:span text:style-name="T1">i.e.</text:span></text:a><text:a xlink:type="simple" xlink:href="" text:style-name="Internet_20_link"><text:span text:style-name="T1">,</text:span></text:a><text:a xlink:type="simple" xlink:href="" text:style-name="Internet_20_link"><text:span text:style-name="T1"> use size</text:span></text:a><text:a xlink:type="simple" xlink:href="" text:style-name="Internet_20_link"><text:span text:style-name="T1">o</text:span></text:a><text:a xlink:type="simple" xlink:href="" text:style-name="Internet_20_link"><text:span text:style-name="T1">f(x))</text:span></text:a></text:p>
          <text:p text:style-name="P14"/>
        </text:list-header>
      </text:list>
      <text:h text:style-name="Heading_20_1" text:outline-level="1"><text:a xlink:type="simple" xlink:href="" text:style-name="Internet_20_link"><text:span text:style-name="T2">const</text:span></text:a></text:h>
      <text:list xml:id="list561121711" text:continue-numbering="true" text:style-name="L1">
        <text:list-header>
          <text:p text:style-name="P29"><text:a xlink:type="simple" xlink:href="" text:style-name="Internet_20_link"><text:span text:style-name="T1"/></text:a></text:p>
          <text:p text:style-name="P29"><text:a xlink:type="simple" xlink:href="" text:style-name="Internet_20_link"><text:span text:style-name="T1">Use const keyword when applicable to improve code reliability and celerity. </text:span></text:a></text:p>
          <text:p text:style-name="P14"/>
        </text:list-header>
      </text:list>
      <text:h text:style-name="Heading_20_1" text:outline-level="1"><text:a xlink:type="simple" xlink:href="" text:style-name="Internet_20_link"><text:span text:style-name="T2">goto</text:span></text:a></text:h>
      <text:list xml:id="list1254947748" text:continue-numbering="true" text:style-name="L1">
        <text:list-header>
          <text:p text:style-name="P29"><text:a xlink:type="simple" xlink:href="" text:style-name="Internet_20_link"><text:span text:style-name="T2"/></text:a></text:p>
          <text:p text:style-name="P29"><text:a xlink:type="simple" xlink:href="" text:style-name="Internet_20_link"><text:span text:style-name="T1">Using goto is allow</text:span></text:a><text:a xlink:type="simple" xlink:href="" text:style-name="Internet_20_link"><text:span text:style-name="T1">ed</text:span></text:a><text:a xlink:type="simple" xlink:href="" text:style-name="Internet_20_link"><text:span text:style-name="T1"> in c code </text:span></text:a><text:a xlink:type="simple" xlink:href="" text:style-name="Internet_20_link"><text:span text:style-name="T1">for </text:span></text:a><text:a xlink:type="simple" xlink:href="" text:style-name="Internet_20_link"><text:span text:style-name="T1">error handling. In any other case it will be use</text:span></text:a><text:a xlink:type="simple" xlink:href="" text:style-name="Internet_20_link"><text:span text:style-name="T1">d</text:span></text:a><text:a xlink:type="simple" xlink:href="" text:style-name="Internet_20_link"><text:span text:style-name="T1"> only as </text:span></text:a><text:a xlink:type="simple" xlink:href="" text:style-name="Internet_20_link"><text:span text:style-name="T1">a </text:span></text:a><text:a xlink:type="simple" xlink:href="" text:style-name="Internet_20_link"><text:span text:style-name="T1">special exception.</text:span></text:a></text:p>
          <text:p text:style-name="P29"><text:a xlink:type="simple" xlink:href="" text:style-name="Internet_20_link"><text:span text:style-name="T1"/></text:a></text:p>
        </text:list-header>
      </text:list>
      <text:h text:style-name="Heading_20_1" text:outline-level="1"><text:a xlink:type="simple" xlink:href="" text:style-name="Internet_20_link"><text:span text:style-name="T2">Defining Constant values</text:span></text:a></text:h>
      <text:list xml:id="list724185863" text:continue-numbering="true" text:style-name="L1">
        <text:list-header>
          <text:p text:style-name="P29"><text:a xlink:type="simple" xlink:href="" text:style-name="Internet_20_link"><text:span text:style-name="T2"/></text:a></text:p>
          <text:p text:style-name="P29"><text:a xlink:type="simple" xlink:href="" text:style-name="Internet_20_link"><text:span text:style-name="T1">U</text:span></text:a><text:a xlink:type="simple" xlink:href="" text:style-name="Internet_20_link"><text:span text:style-name="T1">se defines for constant valu</text:span></text:a><text:a xlink:type="simple" xlink:href="" text:style-name="Internet_20_link"><text:span text:style-name="T1">e</text:span></text:a><text:a xlink:type="simple" xlink:href="" text:style-name="Internet_20_link"><text:span text:style-name="T1">s</text:span></text:a><text:a xlink:type="simple" xlink:href="" text:style-name="Internet_20_link"><text:span text:style-name="T1"> for improv</text:span></text:a><text:a xlink:type="simple" xlink:href="" text:style-name="Internet_20_link"><text:span text:style-name="T1">ing</text:span></text:a><text:a xlink:type="simple" xlink:href="" text:style-name="Internet_20_link"><text:span text:style-name="T1"> </text:span></text:a><text:a xlink:type="simple" xlink:href="" text:style-name="Internet_20_link"><text:span text:style-name="T1">readability</text:span></text:a><text:a xlink:type="simple" xlink:href="" text:style-name="Internet_20_link"><text:span text:style-name="T1"> and ease of changes.</text:span></text:a><text:a xlink:type="simple" xlink:href="" text:style-name="Internet_20_link"> </text:a><text:a xlink:type="simple" xlink:href="" text:style-name="Internet_20_link"><text:span text:style-name="T1">Alternatively</text:span></text:a><text:a xlink:type="simple" xlink:href="" text:style-name="Internet_20_link"><text:span text:style-name="T1">,</text:span></text:a><text:a xlink:type="simple" xlink:href="" text:style-name="Internet_20_link"><text:span text:style-name="T1"> use global </text:span></text:a><text:a xlink:type="simple" xlink:href="" text:style-name="Internet_20_link"><text:span text:style-name="T4">const</text:span></text:a><text:a xlink:type="simple" xlink:href="" text:style-name="Internet_20_link"><text:span text:style-name="T1"> variables.</text:span></text:a></text:p>
          <text:p text:style-name="P30"/>
          <text:p text:style-name="P30"/>
          <text:p text:style-name="P30"/>
        </text:list-header>
      </text:list>
      <text:h text:style-name="Heading_20_1" text:outline-level="1"><text:soft-page-break/><text:a xlink:type="simple" xlink:href="http://tigcc.ticalc.org/doc/keywords.html#void"><text:span text:style-name="T2">void</text:span></text:a><text:span text:style-name="T10"> argumen</text:span><text:span text:style-name="T10">t</text:span></text:h>
      <text:list xml:id="list661179022" text:continue-numbering="true" text:style-name="L1">
        <text:list-header>
          <text:p text:style-name="P25"/>
          <text:p text:style-name="P29"><text:span text:style-name="T8">Don't add explicitly void argument in function</text:span><text:span text:style-name="T9">s</text:span><text:span text:style-name="T8"> without arguments. </text:span><text:span text:style-name="T6">(</text:span><text:span text:style-name="T12">i.e.</text:span><text:span text:style-name="T6">, void function_name() </text:span><text:span text:style-name="T6">is OK) </text:span></text:p>
          <text:p text:style-name="P14"/>
        </text:list-header>
      </text:list>
      <text:h text:style-name="Heading_20_1" text:outline-level="1">Short functions</text:h>
      <text:list xml:id="list684173618" text:continue-numbering="true" text:style-name="L1">
        <text:list-header>
          <text:p text:style-name="P14"/>
          <text:p text:style-name="P14">Try to split code to short functions, each having simple functionality, in order to improve code readability and re-usability. Prefix with <text:span text:style-name="T16">inline</text:span> short functions or functions that were splitted for readability reason.</text:p>
          <text:p text:style-name="P14"/>
        </text:list-header>
      </text:list>
      <text:h text:style-name="Heading_20_1" text:outline-level="1">Return on if</text:h>
      <text:list xml:id="list1764003354" text:continue-numbering="true" text:style-name="L1">
        <text:list-header>
          <text:p text:style-name="P14"/>
        </text:list-header>
      </text:list>
      <text:p text:style-name="P1">Try to return immediately on if in places that can reduce indentation level.</text:p>
      <text:list xml:id="list100444570" text:continue-numbering="true" text:style-name="L1">
        <text:list-header>
          <text:p text:style-name="P14"/>
        </text:list-header>
      </text:list>
      <text:p text:style-name="P1">Example:</text:p>
      <text:p text:style-name="P1"/>
      <text:p text:style-name="P1">prefer</text:p>
      <text:p text:style-name="P1"/>
      <text:p text:style-name="P4">void function(int *n)</text:p>
      <text:p text:style-name="P4">{</text:p>
      <text:p text:style-name="P4"><text:s text:c="4"/>if (!n) {</text:p>
      <text:p text:style-name="P4"><text:s text:c="8"/>return;</text:p>
      <text:p text:style-name="P4"><text:s text:c="4"/>}</text:p>
      <text:p text:style-name="P4"><text:s text:c="4"/>...</text:p>
      <text:p text:style-name="P4">}</text:p>
      <text:p text:style-name="P1"/>
      <text:p text:style-name="P1">on</text:p>
      <text:p text:style-name="P1"/>
      <text:p text:style-name="P4">void function(int *n)</text:p>
      <text:p text:style-name="P4">{</text:p>
      <text:p text:style-name="P4"><text:s text:c="4"/>if (!n) {</text:p>
      <text:p text:style-name="P4"><text:s text:c="8"/>return;</text:p>
      <text:p text:style-name="P4"><text:s text:c="4"/>} else {</text:p>
      <text:p text:style-name="P4"><text:s text:c="8"/>...</text:p>
      <text:p text:style-name="P4"><text:s text:c="4"/>}</text:p>
      <text:p text:style-name="P4">}</text:p>
      <text:list xml:id="list2162481377" text:continue-numbering="true" text:style-name="L1">
        <text:list-header>
          <text:p text:style-name="P14"><text:tab/></text:p>
        </text:list-header>
      </text:list>
      <text:h text:style-name="Heading_20_1" text:outline-level="1">Names</text:h>
      <text:list xml:id="list1814438210" text:continue-numbering="true" text:style-name="L1">
        <text:list-header>
          <text:p text:style-name="P14"/>
        </text:list-header>
      </text:list>
      <text:list xml:id="list1730073530" text:style-name="L2">
        <text:list-item>
          <text:list>
            <text:list-item>
              <text:p text:style-name="P15">Don't underestimate the importance of name choosing. Good names make the code more easy to understand and reduce the required level of code documentation. When choosing names, prefer long meaningful names over short vague name.</text:p>
            </text:list-item>
          </text:list>
        </text:list-item>
      </text:list>
      <text:list xml:id="list553251284" text:continue-list="list1814438210" text:style-name="L1">
        <text:list-header>
          <text:p text:style-name="P14"/>
        </text:list-header>
      </text:list>
      <text:list xml:id="list1040442005" text:style-name="L3">
        <text:list-item>
          <text:list>
            <text:list-item>
              <text:p text:style-name="P16"><text:soft-page-break/>Variable and Function names – use lower case and separate words using underscore (e.g., sample_variable_name)</text:p>
            </text:list-item>
          </text:list>
        </text:list-item>
      </text:list>
      <text:list xml:id="list1755755991" text:continue-list="list553251284" text:style-name="L1">
        <text:list-header>
          <text:p text:style-name="P14"/>
        </text:list-header>
      </text:list>
      <text:list xml:id="list1156310738" text:style-name="L4">
        <text:list-item>
          <text:list>
            <text:list-item>
              <text:p text:style-name="P17">Structures, class and enum names – one or more words, each word start with upper case (e.g., Name, SampleStructName)</text:p>
            </text:list-item>
          </text:list>
        </text:list-item>
      </text:list>
      <text:list xml:id="list1512558604" text:continue-list="list1755755991" text:style-name="L1">
        <text:list-header>
          <text:p text:style-name="P14"/>
        </text:list-header>
      </text:list>
      <text:list xml:id="list82043123" text:style-name="L5">
        <text:list-item>
          <text:list>
            <text:list-item>
              <text:p text:style-name="P18">Defines and enum items names – uppercase words separated using underscores (e.g., NAME, SAMPLE_DEFINE_NAME)</text:p>
            </text:list-item>
          </text:list>
        </text:list-item>
      </text:list>
      <text:list xml:id="list1789745320" text:continue-list="list1512558604" text:style-name="L1">
        <text:list-header>
          <text:p text:style-name="P14"/>
        </text:list-header>
      </text:list>
      <text:h text:style-name="Heading_20_1" text:outline-level="1">Optimization</text:h>
      <text:list xml:id="list1333879274" text:continue-numbering="true" text:style-name="L1">
        <text:list-header>
          <text:p text:style-name="P14"/>
          <text:p text:style-name="P14">Keep optimization to fast path code. Prefer safe, clear and easy to maintain coding for code that is not on the fast path. </text:p>
          <text:p text:style-name="P14"/>
        </text:list-header>
      </text:list>
      <text:h text:style-name="Heading_20_1" text:outline-level="1">Spacing</text:h>
      <text:list xml:id="list1217943800" text:continue-numbering="true" text:style-name="L1">
        <text:list-header>
          <text:p text:style-name="P14"/>
          <text:p text:style-name="P14">Use spacing for <text:span text:style-name="T13">improving</text:span> code readability.</text:p>
          <text:p text:style-name="P14"/>
          <text:p text:style-name="P33">for (i = 0; i &lt; 10; ++i) {</text:p>
          <text:p text:style-name="P33"><text:s text:c="4"/>some_func(var, i * i + *ptr, &amp;var, sizeof(var));</text:p>
          <text:p text:style-name="P33">}</text:p>
          <text:p text:style-name="P14"/>
        </text:list-header>
      </text:list>
      <text:h text:style-name="Heading_20_1" text:outline-level="1">Function Indentation</text:h>
      <text:list xml:id="list1352113685" text:continue-numbering="true" text:style-name="L1">
        <text:list-header>
          <text:p text:style-name="P14"/>
        </text:list-header>
      </text:list>
      <text:list xml:id="list613477855" text:style-name="L6">
        <text:list-item>
          <text:list>
            <text:list-item>
              <text:p text:style-name="P19">No spaces between function name to left bracket.</text:p>
            </text:list-item>
            <text:list-item>
              <text:p text:style-name="P19">Curly bracket start on new line.</text:p>
            </text:list-item>
            <text:list-item>
              <text:p text:style-name="P19">Functions must be padded with empty lines on both sides</text:p>
            </text:list-item>
          </text:list>
        </text:list-item>
      </text:list>
      <text:list xml:id="list1432889579" text:continue-list="list1352113685" text:style-name="L1">
        <text:list-header>
          <text:p text:style-name="P14"/>
          <text:p text:style-name="P14"><text:tab/><text:span text:style-name="T15">void function(type1 arg1, type2 arg2, type2 arg3) </text:span></text:p>
          <text:p text:style-name="P33"><text:tab/>{</text:p>
          <text:p text:style-name="P33"><text:tab/> <text:s text:c="3"/>...<text:tab/></text:p>
          <text:p text:style-name="P33"><text:tab/>}</text:p>
          <text:p text:style-name="P14"/>
        </text:list-header>
      </text:list>
      <text:list xml:id="list1884610776" text:style-name="L7">
        <text:list-item>
          <text:list>
            <text:list-item>
              <text:p text:style-name="P20">In case of a new line in arguments list, align it to the first argument type.</text:p>
            </text:list-item>
          </text:list>
        </text:list-item>
      </text:list>
      <text:list xml:id="list1420991954" text:continue-list="list1432889579" text:style-name="L1">
        <text:list-header>
          <text:p text:style-name="P14"/>
          <text:list>
            <text:list-item>
              <text:list>
                <text:list-header>
                  <text:p text:style-name="P33">void function(type1 arg1,</text:p>
                  <text:p text:style-name="P33"><text:s text:c="14"/>type2 arg2,</text:p>
                  <text:p text:style-name="P33"><text:s text:c="14"/>type3 arg3)</text:p>
                </text:list-header>
              </text:list>
            </text:list-item>
          </text:list>
          <text:p text:style-name="P14">Or</text:p>
          <text:list>
            <text:list-item>
              <text:list>
                <text:list-header>
                  <text:p text:style-name="P33">void function(type1 arg1, type2 arg2,</text:p>
                </text:list-header>
              </text:list>
            </text:list-item>
          </text:list>
        </text:list-header>
      </text:list>
      <text:list xml:id="list1343551747" text:style-name="L8">
        <text:list-item>
          <text:list>
            <text:list-item>
              <text:list>
                <text:list-header>
                  <text:p text:style-name="P34"><text:s text:c="14"/>type3 arg3)</text:p>
                </text:list-header>
              </text:list>
            </text:list-item>
          </text:list>
        </text:list-item>
      </text:list>
      <text:list xml:id="list1531329213" text:continue-list="list1420991954" text:style-name="L1">
        <text:list-header>
          <text:p text:style-name="P14"/>
        </text:list-header>
      </text:list>
      <text:list xml:id="list657162050" text:style-name="L9">
        <text:list-item>
          <text:list>
            <text:list-item>
              <text:p text:style-name="P21">New line is acceptable only in arguments list</text:p>
            </text:list-item>
          </text:list>
        </text:list-item>
      </text:list>
      <text:list xml:id="list1209759927" text:continue-list="list1531329213" text:style-name="L1">
        <text:list-item>
          <text:list>
            <text:list-header>
              <text:p text:style-name="P14"/>
              <text:p text:style-name="P14"><text:soft-page-break/><text:tab/></text:p>
            </text:list-header>
          </text:list>
        </text:list-item>
      </text:list>
      <text:h text:style-name="Heading_20_1" text:outline-level="1">Branching indentation</text:h>
      <text:list xml:id="list1078096116" text:continue-numbering="true" text:style-name="L1">
        <text:list-item>
          <text:list>
            <text:list-header>
              <text:p text:style-name="P14"/>
            </text:list-header>
          </text:list>
        </text:list-item>
      </text:list>
      <text:list xml:id="list2161613702" text:style-name="L10">
        <text:list-item>
          <text:list>
            <text:list-item>
              <text:p text:style-name="P22">Add space after a branch keyword and after the right bracket.</text:p>
            </text:list-item>
            <text:list-item>
              <text:p text:style-name="P22">Curly bracket starts on the same line the branch starts.</text:p>
            </text:list-item>
            <text:list-item>
              <text:p text:style-name="P22">Place curly brackets after all control flow constructs even where optional. This convention reduces branching bugs that are difficult to detect. It also makes it easier to add logging messages during debugging <text:s/>since it eliminates the need to add the brackets.</text:p>
              <text:p text:style-name="P22"/>
            </text:list-item>
          </text:list>
        </text:list-item>
      </text:list>
      <text:list xml:id="list620593438" text:continue-list="list1078096116" text:style-name="L1">
        <text:list-item>
          <text:list>
            <text:list-header>
              <text:p text:style-name="P14"/>
              <text:list>
                <text:list-item>
                  <text:list>
                    <text:list-header>
                      <text:p text:style-name="P33">if (condition) {</text:p>
                      <text:p text:style-name="P33"><text:s text:c="4"/>...</text:p>
                      <text:p text:style-name="P33">} else if (condition) {</text:p>
                      <text:p text:style-name="P33"><text:s text:c="4"/>...</text:p>
                      <text:p text:style-name="P33">} else {</text:p>
                      <text:p text:style-name="P33"><text:s text:c="4"/>...</text:p>
                      <text:p text:style-name="P33">}</text:p>
                    </text:list-header>
                  </text:list>
                </text:list-item>
              </text:list>
            </text:list-header>
          </text:list>
        </text:list-item>
      </text:list>
      <text:p text:style-name="P1"/>
      <text:list xml:id="list617813379" text:continue-numbering="true" text:style-name="L1">
        <text:list-item>
          <text:list>
            <text:list-item>
              <text:list>
                <text:list-item>
                  <text:list>
                    <text:list-header>
                      <text:p text:style-name="P26">In case of long condition statement, prefer having additional temporary variable over multiple line condition statement.</text:p>
                    </text:list-header>
                  </text:list>
                </text:list-item>
              </text:list>
            </text:list-item>
          </text:list>
        </text:list-item>
      </text:list>
      <text:list xml:id="list119232253" text:style-name="L11">
        <text:list-item>
          <text:list>
            <text:list-item>
              <text:list>
                <text:list-item>
                  <text:list>
                    <text:list-header>
                      <text:p text:style-name="P23"/>
                    </text:list-header>
                  </text:list>
                </text:list-item>
              </text:list>
            </text:list-item>
          </text:list>
        </text:list-item>
      </text:list>
      <text:list xml:id="list955527942" text:continue-list="list617813379" text:style-name="L1">
        <text:list-item>
          <text:list>
            <text:list-item>
              <text:list>
                <text:list-item>
                  <text:list>
                    <text:list-header>
                      <text:p text:style-name="P26">In case of new line in condition statement.</text:p>
                      <text:p text:style-name="P28"/>
                      <text:p text:style-name="P33">if (long_name &amp;&amp; very_long_name &amp;&amp; very_long ||</text:p>
                    </text:list-header>
                  </text:list>
                  <text:p text:style-name="P33"><text:tab/> <text:s text:c="42"/>var_name) {</text:p>
                  <text:p text:style-name="P33"/>
                  <text:list text:continue-numbering="true">
                    <text:list-header>
                      <text:p text:style-name="P14">or indent using two tabs</text:p>
                      <text:p text:style-name="P14"/>
                      <text:p text:style-name="P33">if (long_name &amp;&amp; very_long_name &amp;&amp; long_name ||</text:p>
                      <text:p text:style-name="P33"><text:s text:c="8"/>var_name) {</text:p>
                      <text:p text:style-name="P33"/>
                      <text:p text:style-name="P14"><text:span text:style-name="T20">Break</text:span> function arguments list in long <text:span text:style-name="T20">condition statement according to section 18.</text:span></text:p>
                      <text:p text:style-name="P33"/>
                    </text:list-header>
                  </text:list>
                </text:list-item>
              </text:list>
              <text:p text:style-name="P14"><text:tab/><text:tab/></text:p>
              <text:p text:style-name="P14"><text:tab/><text:span text:style-name="T15">while (condition) {</text:span></text:p>
              <text:p text:style-name="P33"><text:s text:c="4"/><text:tab/> <text:s text:c="3"/>...</text:p>
              <text:p text:style-name="P33"><text:tab/>}</text:p>
              <text:p text:style-name="P33"/>
              <text:p text:style-name="P33"><text:tab/>do {</text:p>
              <text:p text:style-name="P33"><text:tab/> <text:s text:c="3"/>...</text:p>
              <text:p text:style-name="P33"><text:tab/>} while (condition);</text:p>
              <text:p text:style-name="P33"/>
              <text:p text:style-name="P33"><text:tab/>for (i = x; i &lt; y; i++) {</text:p>
              <text:p text:style-name="P33"><text:tab/> <text:s text:c="3"/>...</text:p>
              <text:p text:style-name="P33"><text:tab/>}</text:p>
            </text:list-item>
          </text:list>
        </text:list-item>
      </text:list>
      <text:p text:style-name="P4"/>
      <text:p text:style-name="P4"/>
      <text:list xml:id="list638005384" text:continue-numbering="true" text:style-name="L1">
        <text:list-item>
          <text:list>
            <text:list-header>
              <text:p text:style-name="P33"><text:soft-page-break/><text:tab/>switch (x) {</text:p>
              <text:p text:style-name="P33"><text:tab/>case A: {</text:p>
              <text:p text:style-name="P33"><text:tab/> <text:s text:c="3"/>...</text:p>
              <text:p text:style-name="P33"><text:tab/> <text:s text:c="3"/>break;</text:p>
              <text:p text:style-name="P33"><text:tab/>} </text:p>
              <text:p text:style-name="P33"><text:tab/>case B:</text:p>
              <text:p text:style-name="P33"><text:tab/> <text:s text:c="3"/>...</text:p>
              <text:p text:style-name="P33"><text:tab/> <text:s text:c="3"/>...</text:p>
              <text:p text:style-name="P33"><text:tab/> <text:s text:c="3"/>break;</text:p>
              <text:p text:style-name="P14"><text:tab/><text:span text:style-name="T15">default:</text:span></text:p>
              <text:p text:style-name="P33"><text:tab/> <text:s text:c="3"/>...</text:p>
              <text:p text:style-name="P33"><text:tab/>}</text:p>
              <text:p text:style-name="P14"/>
            </text:list-header>
          </text:list>
        </text:list-item>
      </text:list>
      <text:h text:style-name="Heading_20_1" text:outline-level="1"><text:span text:style-name="T14">Types indentation</text:span><text:tab/></text:h>
      <text:list xml:id="list1403101841" text:continue-numbering="true" text:style-name="L1">
        <text:list-header>
          <text:p text:style-name="P14"/>
          <text:list text:continue-numbering="true">
            <text:list-header>
              <text:p text:style-name="P29"><text:a xlink:type="simple" xlink:href="" text:style-name="Internet_20_link"><text:span text:style-name="T1"><text:tab/></text:span></text:a><text:a xlink:type="simple" xlink:href="" text:style-name="Internet_20_link"><text:span text:style-name="T5">struct</text:span></text:a><text:a xlink:type="simple" xlink:href="" text:style-name="Internet_20_link"><text:span text:style-name="T5"> StructName {</text:span></text:a></text:p>
              <text:p text:style-name="P29"><text:a xlink:type="simple" xlink:href="http://tigcc.ticalc.org/doc/keywords.html#goto"><text:span text:style-name="T5"><text:tab/> <text:s text:c="3"/>type1 name1;</text:span></text:a></text:p>
              <text:p text:style-name="P29"><text:a xlink:type="simple" xlink:href="http://tigcc.ticalc.org/doc/keywords.html#goto"><text:span text:style-name="T5"><text:tab/> <text:s text:c="3"/>type2 name2;</text:span></text:a></text:p>
              <text:p text:style-name="P29"><text:a xlink:type="simple" xlink:href="http://tigcc.ticalc.org/doc/keywords.html#goto"><text:span text:style-name="T5"><text:tab/></text:span></text:a></text:p>
              <text:p text:style-name="P29"><text:a xlink:type="simple" xlink:href="http://tigcc.ticalc.org/doc/keywords.html#goto"><text:span text:style-name="T5"><text:tab/> <text:s text:c="3"/>...</text:span></text:a></text:p>
              <text:p text:style-name="P29"><text:a xlink:type="simple" xlink:href="http://tigcc.ticalc.org/doc/keywords.html#goto"><text:span text:style-name="T5"><text:tab/>};</text:span></text:a></text:p>
              <text:p text:style-name="P29"><text:a xlink:type="simple" xlink:href="http://tigcc.ticalc.org/doc/keywords.html#goto"><text:span text:style-name="T5"/></text:a></text:p>
              <text:p text:style-name="P29"><text:a xlink:type="simple" xlink:href="" text:style-name="Internet_20_link"><text:span text:style-name="T5"><text:tab/></text:span></text:a><text:a xlink:type="simple" xlink:href="" text:style-name="Internet_20_link"><text:span text:style-name="T5">enum</text:span></text:a><text:a xlink:type="simple" xlink:href="" text:style-name="Internet_20_link"><text:span text:style-name="T5"> {</text:span></text:a></text:p>
              <text:p text:style-name="P29"><text:a xlink:type="simple" xlink:href="http://tigcc.ticalc.org/doc/keywords.html#goto"><text:span text:style-name="T5"><text:tab/> <text:s text:c="3"/>A,</text:span></text:a></text:p>
              <text:p text:style-name="P29"><text:a xlink:type="simple" xlink:href="http://tigcc.ticalc.org/doc/keywords.html#goto"><text:span text:style-name="T5"><text:tab/> <text:s text:c="3"/>B,</text:span></text:a></text:p>
              <text:p text:style-name="P29"><text:a xlink:type="simple" xlink:href="http://tigcc.ticalc.org/doc/keywords.html#goto"><text:span text:style-name="T5"><text:tab/> <text:s text:c="3"/>C = 10,</text:span></text:a></text:p>
              <text:p text:style-name="P29"><text:a xlink:type="simple" xlink:href="http://tigcc.ticalc.org/doc/keywords.html#goto"><text:span text:style-name="T5"><text:tab/> <text:s text:c="3"/>D,</text:span></text:a></text:p>
              <text:p text:style-name="P29"><text:a xlink:type="simple" xlink:href="http://tigcc.ticalc.org/doc/keywords.html#goto"><text:span text:style-name="T5"><text:tab/>};</text:span></text:a></text:p>
              <text:p text:style-name="P32"/>
              <text:p text:style-name="P29"><text:a xlink:type="simple" xlink:href="" text:style-name="Internet_20_link"><text:span text:style-name="T5"><text:tab/></text:span></text:a><text:a xlink:type="simple" xlink:href="" text:style-name="Internet_20_link"><text:span text:style-name="T5">union</text:span></text:a><text:a xlink:type="simple" xlink:href="" text:style-name="Internet_20_link"><text:span text:style-name="T5"> {</text:span></text:a></text:p>
              <text:p text:style-name="P29"><text:a xlink:type="simple" xlink:href="http://tigcc.ticalc.org/doc/keywords.html#goto"><text:span text:style-name="T5"><text:tab/> <text:s text:c="3"/>type1 name1;</text:span></text:a></text:p>
              <text:p text:style-name="P29"><text:a xlink:type="simple" xlink:href="http://tigcc.ticalc.org/doc/keywords.html#goto"><text:span text:style-name="T5"><text:tab/> <text:s text:c="3"/>type2 name2;</text:span></text:a></text:p>
              <text:p text:style-name="P29"><text:a xlink:type="simple" xlink:href="http://tigcc.ticalc.org/doc/keywords.html#goto"><text:span text:style-name="T5"><text:tab/> <text:s text:c="3"/>...</text:span></text:a></text:p>
              <text:p text:style-name="P29"><text:a xlink:type="simple" xlink:href="http://tigcc.ticalc.org/doc/keywords.html#goto"><text:span text:style-name="T5"><text:tab/>} u;</text:span></text:a></text:p>
              <text:p text:style-name="P14"/>
            </text:list-header>
          </text:list>
        </text:list-header>
      </text:list>
      <text:h text:style-name="Heading_20_1" text:outline-level="1">Vertical indentation</text:h>
      <text:list xml:id="list992710673" text:continue-numbering="true" text:style-name="L1">
        <text:list-item>
          <text:list>
            <text:list-header>
              <text:p text:style-name="P14"/>
            </text:list-header>
          </text:list>
          <text:p text:style-name="P14">Use one space no tabs and no vertical alignment.</text:p>
          <text:list text:continue-numbering="true">
            <text:list-header>
              <text:p text:style-name="P14"/>
            </text:list-header>
          </text:list>
          <text:p text:style-name="P33">long var_name_1 = 7;</text:p>
          <text:p text:style-name="P33">int var_name_2 = 1111l;</text:p>
          <text:p text:style-name="P33">unsigned long long_var_name_1 = 666;</text:p>
          <text:p text:style-name="P33">char long_var_name_1 = 'a';</text:p>
          <text:p text:style-name="P33"/>
          <text:p text:style-name="P33">void f1(int a, char ch);</text:p>
          <text:p text:style-name="P33">unsigned long f2(int a, char ch);</text:p>
          <text:list text:continue-numbering="true">
            <text:list-header>
              <text:p text:style-name="P14"><text:soft-page-break/></text:p>
            </text:list-header>
          </text:list>
        </text:list-item>
      </text:list>
      <text:h text:style-name="Heading_20_1" text:outline-level="1">Multi line macro indentation</text:h>
      <text:list xml:id="list1858819034" text:continue-numbering="true" text:style-name="L1">
        <text:list-item>
          <text:list>
            <text:list-header>
              <text:p text:style-name="P14"/>
            </text:list-header>
          </text:list>
        </text:list-item>
      </text:list>
      <text:list xml:id="list1123047810" text:style-name="L12">
        <text:list-header>
          <text:p text:style-name="P35">#define MACRO_NAME(a, b, c) {<text:tab/> <text:s text:c="4"/>\</text:p>
          <text:p text:style-name="P35"><text:s text:c="4"/>int ab = a + c;<text:tab/><text:tab/><text:tab/><text:tab/>\</text:p>
          <text:p text:style-name="P35"><text:s text:c="4"/>int ac = a + b;<text:tab/><text:tab/><text:tab/><text:tab/>\</text:p>
          <text:p text:style-name="P35"><text:s text:c="4"/>int bc = b + c;<text:tab/><text:tab/><text:tab/><text:tab/>\</text:p>
          <text:p text:style-name="P35"><text:s text:c="4"/>f(ab, ac, bc);<text:tab/><text:tab/><text:tab/><text:tab/>\</text:p>
          <text:p text:style-name="P35">}</text:p>
        </text:list-header>
      </text:list>
      <text:list xml:id="list1814705930" text:continue-list="list1858819034" text:style-name="L1">
        <text:list-header>
          <text:p text:style-name="P14"/>
        </text:list-header>
      </text:list>
      <text:h text:style-name="Heading_20_1" text:outline-level="1">Multi line array indentation</text:h>
      <text:list xml:id="list545605473" text:continue-numbering="true" text:style-name="L1">
        <text:list-header>
          <text:p text:style-name="P14"/>
          <text:p text:style-name="P33">char *array[] = { </text:p>
          <text:p text:style-name="P33"><text:s text:c="4"/>“item_1", </text:p>
          <text:p text:style-name="P33"><text:s text:c="4"/>"item_2", </text:p>
          <text:p text:style-name="P33"><text:s text:c="4"/>"item_3", </text:p>
          <text:p text:style-name="P33">}; </text:p>
          <text:p text:style-name="P14"/>
        </text:list-header>
      </text:list>
      <text:h text:style-name="Heading_20_1" text:outline-level="1">C++</text:h>
      <text:list xml:id="list1083503964" text:continue-numbering="true" text:style-name="L1">
        <text:list-header>
          <text:p text:style-name="P14"/>
          <text:p text:style-name="P14">C++ style extends C Coding style</text:p>
        </text:list-header>
      </text:list>
      <text:h text:style-name="P40" text:outline-level="2">One super</text:h>
      <text:p text:style-name="P1"/>
      <text:list xml:id="list793008941" text:style-name="L13">
        <text:list-item>
          <text:list>
            <text:list-header>
              <text:p text:style-name="P27">Avoid having more then one super class. Inherit from one super class and multiple interfaces (abstract class) for having multiple inheritance.</text:p>
            </text:list-header>
          </text:list>
        </text:list-item>
      </text:list>
      <text:list xml:id="list189253077" text:continue-list="list1083503964" text:style-name="L1">
        <text:list-header>
          <text:p text:style-name="P14"/>
        </text:list-header>
      </text:list>
      <text:h text:style-name="Heading_20_2" text:outline-level="2">Data members</text:h>
      <text:list xml:id="list1761462305" text:continue-numbering="true" text:style-name="L1">
        <text:list-item>
          <text:list>
            <text:list-header>
              <text:p text:style-name="P14"/>
              <text:p text:style-name="P14">Prefix all protected and private data members with underscore (<text:span text:style-name="T17">i.e.</text:span><text:span text:style-name="T13">,</text:span> _member_name).<text:line-break/><text:span text:style-name="T6">Using public data members is allowed only as an exception. Use getters and setters instead.</text:span></text:p>
              <text:p text:style-name="P14"/>
            </text:list-header>
          </text:list>
        </text:list-item>
      </text:list>
      <text:h text:style-name="Heading_20_2" text:outline-level="2">Object reference</text:h>
      <text:list xml:id="list1768598911" text:continue-numbering="true" text:style-name="L1">
        <text:list-item>
          <text:list>
            <text:list-header>
              <text:p text:style-name="P14"/>
              <text:p text:style-name="P14">For code clarity use object reference (<text:span text:style-name="T17">i.e.</text:span>, Type&amp; var) in places where it is not allow to have null pointer and is not permitted to release the object.</text:p>
            </text:list-header>
          </text:list>
          <text:p text:style-name="P14"/>
        </text:list-item>
      </text:list>
      <text:h text:style-name="Heading_20_2" text:outline-level="2"><text:a xlink:type="simple" xlink:href="" text:style-name="Internet_20_link"><text:span text:style-name="T1">Templates</text:span></text:a></text:h>
      <text:list xml:id="list811341183" text:continue-numbering="true" text:style-name="L1">
        <text:list-item>
          <text:list>
            <text:list-header>
              <text:p text:style-name="P29"><text:a xlink:type="simple" xlink:href="" text:style-name="Internet_20_link"><text:span text:style-name="T1"/></text:a></text:p>
              <text:p text:style-name="P29"><text:a xlink:type="simple" xlink:href="" text:style-name="Internet_20_link"><text:span text:style-name="T1">The use of c++ t</text:span></text:a><text:a xlink:type="simple" xlink:href="" text:style-name="Internet_20_link"><text:span text:style-name="T1">emplates</text:span></text:a><text:a xlink:type="simple" xlink:href="" text:style-name="Internet_20_link"><text:span text:style-name="T1"> is limited to </text:span></text:a><text:a xlink:type="simple" xlink:href="" text:style-name="Internet_20_link"><text:span text:style-name="T1"><text:s/></text:span></text:a><text:a xlink:type="simple" xlink:href="" text:style-name="Internet_20_link"><text:span text:style-name="T1">simple containers.</text:span></text:a></text:p>
              <text:p text:style-name="P29"><text:soft-page-break/><text:a xlink:type="simple" xlink:href="" text:style-name="Internet_20_link"><text:span text:style-name="T1"/></text:a></text:p>
            </text:list-header>
          </text:list>
        </text:list-item>
      </text:list>
      <text:h text:style-name="Heading_20_2" text:outline-level="2"><text:a xlink:type="simple" xlink:href="" text:style-name="Internet_20_link"><text:span text:style-name="T1"><text:s/>'*' and '&amp;'</text:span></text:a></text:h>
      <text:list xml:id="list259061359" text:continue-numbering="true" text:style-name="L1">
        <text:list-item>
          <text:list>
            <text:list-header>
              <text:p text:style-name="P30"/>
              <text:p text:style-name="P29"><text:a xlink:type="simple" xlink:href="" text:style-name="Internet_20_link"><text:span text:style-name="Teletype"><text:span text:style-name="T1">'*' and '&amp;</text:span></text:span></text:a><text:a xlink:type="simple" xlink:href="" text:style-name="Internet_20_link"><text:span text:style-name="T1">' , should be directly connected with the </text:span></text:a><text:a xlink:type="simple" xlink:href="" text:style-name="Internet_20_link"><text:span text:style-name="T3">type names</text:span></text:a><text:a xlink:type="simple" xlink:href="" text:style-name="Internet_20_link"><text:span text:style-name="T1">.</text:span></text:a></text:p>
              <text:p text:style-name="P31"/>
              <text:p text:style-name="P29"><text:a xlink:type="simple" xlink:href="" text:style-name="Internet_20_link"><text:span text:style-name="T1">Example:</text:span></text:a></text:p>
              <text:p text:style-name="P30"/>
              <text:list>
                <text:list-header>
                  <text:p text:style-name="P29"><text:a xlink:type="simple" xlink:href="" text:style-name="Internet_20_link"><text:span text:style-name="T5">void function(int* i, int&amp; n);</text:span></text:a></text:p>
                </text:list-header>
              </text:list>
            </text:list-header>
          </text:list>
          <text:p text:style-name="P29"><text:a xlink:type="simple" xlink:href="http://tigcc.ticalc.org/doc/keywords.html#goto"><text:span text:style-name="T1"/></text:a></text:p>
        </text:list-item>
      </text:list>
      <text:h text:style-name="Heading_20_2" text:outline-level="2">Class indentation</text:h>
      <text:list xml:id="list1346027701" text:continue-numbering="true" text:style-name="L1">
        <text:list-header>
          <text:p text:style-name="P14"/>
          <text:list text:continue-numbering="true">
            <text:list-header>
              <text:p text:style-name="P33">class ClassName: public SuperClass, public FirstInterface,</text:p>
              <text:p text:style-name="P33"><text:s text:c="17"/>public SecondInterface { <text:s text:c="2"/></text:p>
              <text:p text:style-name="P33">public:</text:p>
              <text:p text:style-name="P33"><text:s text:c="4"/>ClassName();</text:p>
              <text:p text:style-name="P33"><text:s text:c="4"/>virtual ~ClassName();</text:p>
              <text:p text:style-name="P33"/>
              <text:p text:style-name="P33"><text:s text:c="4"/>type public_function_1(type var);</text:p>
              <text:p text:style-name="P33"><text:s text:c="4"/>type public_function_2();</text:p>
              <text:p text:style-name="P33"><text:s text:c="4"/>...</text:p>
              <text:p text:style-name="P33"/>
              <text:p text:style-name="P33">protected:</text:p>
              <text:p text:style-name="P33"><text:s text:c="4"/>type protected_function_1(type var);</text:p>
              <text:p text:style-name="P33"><text:s text:c="4"/>type protected_function_2();</text:p>
              <text:p text:style-name="P33"><text:s text:c="4"/>...</text:p>
              <text:p text:style-name="P33"/>
              <text:p text:style-name="P33">private:</text:p>
              <text:p text:style-name="P33"><text:s text:c="4"/>type private_function_1(type var);</text:p>
              <text:p text:style-name="P33"><text:s text:c="4"/>type private_function_2();</text:p>
              <text:p text:style-name="P33"><text:s text:c="4"/>...</text:p>
              <text:p text:style-name="P33"/>
              <text:p text:style-name="P33">public:</text:p>
              <text:p text:style-name="P33"><text:s text:c="4"/>type public_member_1;</text:p>
              <text:p text:style-name="P33"><text:s text:c="4"/>type public_member_2;</text:p>
              <text:p text:style-name="P33"><text:s text:c="4"/>...</text:p>
              <text:p text:style-name="P33"/>
              <text:p text:style-name="P33">protected:</text:p>
              <text:p text:style-name="P33"><text:s text:c="4"/>type _protected_member_1;</text:p>
              <text:p text:style-name="P33"><text:s text:c="4"/>type _protected_member_2;</text:p>
              <text:p text:style-name="P33"><text:s text:c="4"/>...</text:p>
              <text:p text:style-name="P33"/>
              <text:p text:style-name="P33">private:</text:p>
              <text:p text:style-name="P33"><text:s text:c="4"/>type _private_member_1;</text:p>
              <text:p text:style-name="P33"><text:s text:c="4"/>type _private_member_2;</text:p>
              <text:p text:style-name="P33"><text:s text:c="4"/>...</text:p>
              <text:p text:style-name="P33">};</text:p>
            </text:list-header>
          </text:list>
        </text:list-header>
      </text:list>
      <text:h text:style-name="Heading_20_2" text:outline-level="2"><text:soft-page-break/>Constructor indentation</text:h>
      <text:list xml:id="list872694837" text:continue-numbering="true" text:style-name="L1">
        <text:list-item>
          <text:list>
            <text:list-header>
              <text:p text:style-name="P14"/>
              <text:p text:style-name="P33">ClassName::ClassName(type1 arg1, type2 arg2,type3 arg3,</text:p>
              <text:p text:style-name="P33"><text:s text:c="21"/>type4 arg4)</text:p>
              <text:p text:style-name="P33"><text:s text:c="4"/>: SuperClass(arg1, arg2)</text:p>
              <text:p text:style-name="P33"><text:s text:c="4"/>, _member_1 (arg3)</text:p>
              <text:p text:style-name="P33"><text:s text:c="4"/>, _member_2 (arg4)</text:p>
              <text:p text:style-name="P33"><text:s text:c="4"/>...</text:p>
              <text:p text:style-name="P33">{</text:p>
              <text:p text:style-name="P33"><text:s text:c="4"/>...</text:p>
              <text:p text:style-name="P33">}</text:p>
              <text:p text:style-name="P14"><text:tab/></text:p>
            </text:list-header>
          </text:list>
        </text:list-item>
      </text:list>
      <text:h text:style-name="Heading_20_2" text:outline-level="2">bool</text:h>
      <text:list xml:id="list234968172" text:continue-numbering="true" text:style-name="L1">
        <text:list-item>
          <text:list>
            <text:list-header>
              <text:p text:style-name="P14"/>
              <text:p text:style-name="P14">Use built-in bool 'true' and 'false' instead of <text:s/>TRUE and <text:s/>FALSE.</text:p>
              <text:p text:style-name="P14"/>
            </text:list-header>
          </text:list>
        </text:list-item>
      </text:list>
      <text:h text:style-name="Heading_20_2" text:outline-level="2"><text:a xlink:type="simple" xlink:href="" text:style-name="Internet_20_link"><text:span text:style-name="T1">Operator overloading</text:span></text:a></text:h>
      <text:list xml:id="list973891347" text:continue-numbering="true" text:style-name="L1">
        <text:list-item>
          <text:list>
            <text:list-header>
              <text:p text:style-name="P29"><text:a xlink:type="simple" xlink:href="" text:style-name="Internet_20_link"><text:span text:style-name="T1"/></text:a></text:p>
              <text:p text:style-name="P29"><text:a xlink:type="simple" xlink:href="" text:style-name="Internet_20_link"><text:span text:style-name="T1">Avoid using operator </text:span></text:a><text:a xlink:type="simple" xlink:href="" text:style-name="Internet_20_link"><text:span text:style-name="T1">overloading</text:span></text:a><text:a xlink:type="simple" xlink:href="" text:style-name="Internet_20_link"><text:span text:style-name="T1">. It is only allowed as </text:span></text:a><text:a xlink:type="simple" xlink:href="" text:style-name="Internet_20_link"><text:span text:style-name="T1">an </text:span></text:a><text:a xlink:type="simple" xlink:href="" text:style-name="Internet_20_link"><text:span text:style-name="T1">exception.</text:span></text:a></text:p>
              <text:p text:style-name="P30"/>
            </text:list-header>
          </text:list>
        </text:list-item>
      </text:list>
      <text:h text:style-name="Heading_20_2" text:outline-level="2">AutoRef and AutoPtr</text:h>
      <text:list xml:id="list1386855205" text:continue-numbering="true" text:style-name="L1">
        <text:list-item>
          <text:list>
            <text:list-header>
              <text:p text:style-name="P14"/>
              <text:p text:style-name="P14">Use AutoRef and AutoPtr style object for automatic object release. Using those objects simplify function cleanups and exception handling.</text:p>
              <text:p text:style-name="P14"/>
            </text:list-header>
          </text:list>
        </text:list-item>
      </text:list>
      <text:h text:style-name="Heading_20_1" text:outline-level="1">Spice client</text:h>
      <text:h text:style-name="Heading_20_2" text:outline-level="2">#ifdef PLATFORM</text:h>
      <text:list xml:id="list1951633247" text:continue-numbering="true" text:style-name="L1">
        <text:list-item>
          <text:list>
            <text:list-header>
              <text:p text:style-name="P14"/>
              <text:p text:style-name="P14">Use #ifdef &lt;platform&gt; only in cases of different logic that depends on platform. In all other case add common interface (e.g., in platform.h) and keep specific platform implementation in platform directory (e.g.,windows).</text:p>
            </text:list-header>
          </text:list>
        </text:list-item>
      </text:list>
      <text:h text:style-name="Heading_20_2" text:outline-level="2">Use standard macros</text:h>
      <text:list xml:id="list299875387" text:continue-numbering="true" text:style-name="L1">
        <text:list-item>
          <text:list>
            <text:list-header>
              <text:p text:style-name="P36">LOG_INFO</text:p>
              <text:p text:style-name="P36">LOG_WARN</text:p>
              <text:p text:style-name="P36">LOG_ERROR</text:p>
              <text:p text:style-name="P36">ASSERT</text:p>
              <text:p text:style-name="P36">PANIC</text:p>
              <text:p text:style-name="P36">DBG</text:p>
              <text:p text:style-name="P36">THROW</text:p>
              <text:p text:style-name="P36">THROW_ERR</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iberation Sans" svg:font-family="'Liberation Sans'"/>
    <style:font-face style:name="OpenSymbol" svg:font-family="OpenSymbol"/>
    <style:font-face style:name="Courier 10 Pitch" svg:font-family="'Courier 10 Pitch'" style:font-pitch="fixed"/>
    <style:font-face style:name="DejaVu LGC Sans Mono" svg:font-family="'DejaVu LGC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Liberation Sans1"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4925in" fo:margin-right="0in" fo:text-indent="0in" style:auto-text-indent="false"/>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1"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LGC Sans Mono" fo:font-size="10pt" style:font-name-asian="DejaVu LGC Sans Mono" style:font-size-asian="10pt" style:font-name-complex="DejaVu LGC Sans Mono" style:font-size-complex="10pt"/>
    </style:style>
    <style:style style:name="Heading_20_4" style:display-name="Heading 4" style:family="paragraph" style:parent-style-name="Heading" style:next-style-name="Text_20_body" style:class="text" style:default-outline-level="4">
      <style:text-properties style:font-name="Liberation Serif1" fo:font-size="12pt" fo:font-weight="bold" style:font-name-asian="DejaVu LGC Sans" style:font-size-asian="12pt" style:font-weight-asian="bold" style:font-name-complex="DejaVu LGC Sans" style:font-size-complex="12pt" style:font-weight-complex="bold"/>
    </style:style>
    <style:style style:name="Heading_20_1" style:display-name="Heading 1" style:family="paragraph" style:parent-style-name="Heading" style:next-style-name="Text_20_body" style:class="text" style:default-outline-level="1">
      <style:paragraph-properties fo:margin-left="0in" fo:margin-right="0in" fo:margin-top="0.1665in" fo:margin-bottom="0.0835in" fo:text-align="justify" style:justify-single-word="false" fo:text-indent="0in" style:auto-text-indent="false" fo:keep-with-next="always"/>
      <style:text-properties style:font-name="Liberation Serif1"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class="text" style:default-outline-level="2">
      <style:paragraph-properties fo:margin-left="0.4925in" fo:margin-right="0in" fo:text-indent="0in" style:auto-text-indent="false"/>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erif" fo:font-size="12pt" fo:font-style="normal" fo:font-weight="normal" style:font-name-asian="DejaVu LGC Sans" style:font-size-asian="12pt" style:font-style-asian="normal" style:font-weight-asian="normal" style:font-name-complex="DejaVu LGC Sans" style:font-size-complex="12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Teletype" style:family="text">
      <style:text-properties style:font-name="DejaVu LGC Sans Mono" style:font-name-asian="DejaVu LGC Sans Mono" style:font-name-complex="DejaVu LGC Sans Mono"/>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65in" fo:text-indent="-0.4in" fo:margin-left="0.65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Yaniv Kamay</meta:initial-creator>
    <meta:creation-date>2009-08-04T12:48:02</meta:creation-date>
    <dc:date>2009-09-16T19:00:00</dc:date>
    <meta:editing-duration>PT26H36M32S</meta:editing-duration>
    <meta:editing-cycles>216</meta:editing-cycles>
    <meta:generator>OpenOffice.org/3.0$Unix OpenOffice.org_project/300m15$Build-9379</meta:generator>
    <dc:creator>Yaniv Kamay</dc:creator>
    <meta:document-statistic meta:table-count="0" meta:image-count="0" meta:object-count="0" meta:page-count="11" meta:paragraph-count="293" meta:word-count="1567" meta:character-count="9314"/>
    <meta:user-defined meta:name="Info 1"/>
    <meta:user-defined meta:name="Info 2"/>
    <meta:user-defined meta:name="Info 3"/>
    <meta:user-defined meta:name="Info 4"/>
  </office:meta>
</office:document-meta>
</file>